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c78b" officeooo:paragraph-rsid="0019c78b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cce5" officeooo:paragraph-rsid="001acce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3rd</text:span> of <text:span text:style-name="T4">February</text:span> 202<text:span text:style-name="T3">1</text:span> under the <text:span text:style-name="T4">40th</text:span> PA Meeting.</text:p>
      <text:p text:style-name="P1"/>
      <text:p text:style-name="P1">The Assembly, recognising the current situation,</text:p>
      <text:p text:style-name="P1"/>
      <text:p text:style-name="P5">Constitutes the need to get rid of the ability to fly, it was fun inthe short term, but in the long term it kinda ruins it. I think we’ve had our fun with it and we shouldn’t have it anymore. Unless a way is found were flying can only be used while building.</text:p>
      <text:p text:style-name="P1"/>
      <text:p text:style-name="P1">And proceeds.</text:p>
      <text:p text:style-name="P1"/>
      <text:p text:style-name="P1">Signed by,</text:p>
      <text:p text:style-name="P4">threebody03</text:p>
      <text:p text:style-name="P4">ChairmanSteven</text:p>
      <text:p text:style-name="P4">RedPanda_4</text:p>
      <text:p text:style-name="P4">ThtUnkownOne</text:p>
      <text:p text:style-name="P4">eldegron</text:p>
      <text:p text:style-name="P4">_yoran_</text:p>
      <text:p text:style-name="P1"/>
      <text:p text:style-name="P1"/>
      <text:p text:style-name="P1"/>
      <text:p text:style-name="Standard"><text:span text:style-name="T1">[</text:span><text:span text:style-name="T2">Motion 40-12: To remove the ability to fly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3T13:37:09.892485342</dc:date>
    <meta:editing-duration>PT2M45S</meta:editing-duration>
    <meta:editing-cycles>6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12" meta:word-count="92" meta:character-count="522" meta:non-whitespace-character-count="442"/>
  </office:meta>
</office:document-meta>
</file>